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50e9" officeooo:paragraph-rsid="000f50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vs Array</text:p>
      <text:p text:style-name="P1"/>
      <text:p text:style-name="P1">1. Numpy array is like mathematical vector, we can add, sub, multiply, divide and arithmetic operation on each element in array as we do in vector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8:06:57.556661879</meta:creation-date>
    <dc:date>2017-12-14T18:49:33.752457434</dc:date>
    <meta:editing-duration>PT32M2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9" meta:character-count="161" meta:non-whitespace-character-count="134"/>
  </office:meta>
</office:document-meta>
</file>